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Roboto" svg:font-family="Roboto, Arial, 'Helvetica Neue', Helvetica,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208in"/>
    </style:style>
    <style:style style:name="Table1.B" style:family="table-column">
      <style:table-column-properties style:column-width="0.5104in"/>
    </style:style>
    <style:style style:name="Table1.A1" style:family="table-cell">
      <style:table-cell-properties fo:padding="0.1042in" fo:border="0.05pt solid #dddddd"/>
    </style:style>
    <style:style style:name="Table2" style:family="table">
      <style:table-properties style:width="2.8229in" table:align="left"/>
    </style:style>
    <style:style style:name="Table2.A" style:family="table-column">
      <style:table-column-properties style:column-width="0.7028in"/>
    </style:style>
    <style:style style:name="Table2.B" style:family="table-column">
      <style:table-column-properties style:column-width="0.7438in"/>
    </style:style>
    <style:style style:name="Table2.D" style:family="table-column">
      <style:table-column-properties style:column-width="0.6326in"/>
    </style:style>
    <style:style style:name="Table2.A1" style:family="table-cell">
      <style:table-cell-properties fo:padding="0.1042in" fo:border="0.05pt solid #dddddd"/>
    </style:style>
    <style:style style:name="Table3" style:family="table">
      <style:table-properties style:width="4.3229in" table:align="left"/>
    </style:style>
    <style:style style:name="Table3.A" style:family="table-column">
      <style:table-column-properties style:column-width="0.5806in"/>
    </style:style>
    <style:style style:name="Table3.B" style:family="table-column">
      <style:table-column-properties style:column-width="0.6222in"/>
    </style:style>
    <style:style style:name="Table3.C" style:family="table-column">
      <style:table-column-properties style:column-width="0.6215in"/>
    </style:style>
    <style:style style:name="Table3.F" style:family="table-column">
      <style:table-column-properties style:column-width="0.6208in"/>
    </style:style>
    <style:style style:name="Table3.G" style:family="table-column">
      <style:table-column-properties style:column-width="0.634in"/>
    </style:style>
    <style:style style:name="Table3.A1" style:family="table-cell">
      <style:table-cell-properties fo:padding="0.1042in" fo:border="0.05pt solid #dddddd"/>
    </style:style>
    <style:style style:name="P1" style:family="paragraph" style:parent-style-name="Heading_20_2">
      <style:paragraph-properties fo:margin-left="0in" fo:margin-right="0in" fo:text-indent="0in" style:auto-text-indent="false" style:writing-mode="lr-tb"/>
      <style:text-properties fo:font-variant="normal" fo:text-transform="none" fo:color="#444542" loext:opacity="100%" style:font-name="Raleway" fo:font-size="19.5pt" fo:letter-spacing="normal" fo:font-style="normal" fo:font-weight="normal"/>
    </style:style>
    <style:style style:name="P2" style:family="paragraph" style:parent-style-name="Text_20_body">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3" style:family="paragraph" style:parent-style-name="Standard">
      <style:paragraph-properties fo:margin-left="0in" fo:margin-right="0in" fo:text-indent="0in" style:auto-text-indent="false" style:writing-mode="lr-tb"/>
    </style:style>
    <style:style style:name="P4" style:family="paragraph" style:parent-style-name="Standard">
      <style:paragraph-properties fo:margin-left="0in" fo:margin-right="0in" fo:text-indent="0in" style:auto-text-indent="false" style:writing-mode="lr-tb"/>
      <style:text-properties style:font-name="Times New Roman" fo:font-size="12pt" fo:language="en" fo:country="CA" style:font-size-asian="12pt" style:font-size-complex="12pt"/>
    </style:style>
    <style:style style:name="P5" style:family="paragraph" style:parent-style-name="Standard">
      <style:paragraph-properties fo:margin-left="0in" fo:margin-right="0in" fo:text-indent="0in" style:auto-text-indent="false" style:writing-mode="lr-tb"/>
      <style:text-properties style:font-name="Times New Roman" fo:font-size="12pt" fo:language="en" fo:country="CA" fo:font-weight="bold" style:font-size-asian="12pt" style:font-weight-asian="bold" style:font-size-complex="12pt"/>
    </style:style>
    <style:style style:name="P6" style:family="paragraph" style:parent-style-name="Standard">
      <style:paragraph-properties fo:margin-left="0in" fo:margin-right="0in" fo:text-indent="0in" style:auto-text-indent="false" style:writing-mode="lr-tb"/>
      <style:text-properties officeooo:rsid="0006e74e" officeooo:paragraph-rsid="0006e74e"/>
    </style:style>
    <style:style style:name="P7" style:family="paragraph" style:parent-style-name="Table_20_Contents">
      <style:paragraph-properties fo:text-align="start" style:justify-single-word="false"/>
    </style:style>
    <style:style style:name="P8" style:family="paragraph" style:parent-style-name="Standard">
      <style:paragraph-properties fo:margin-left="0in" fo:margin-right="0in" fo:text-indent="0in" style:auto-text-indent="false" style:writing-mode="lr-tb"/>
      <style:text-properties style:font-name="Times New Roman" fo:font-size="12pt" fo:language="en" fo:country="CA"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writing-mode="lr-tb"/>
      <style:text-properties style:font-name="Times New Roman" fo:font-size="12pt" fo:language="en" fo:country="CA" fo:font-weight="bold" style:font-size-asian="12pt" style:font-weight-asian="bold" style:font-size-complex="12pt"/>
    </style:style>
    <style:style style:name="P10" style:family="paragraph" style:parent-style-name="Standard">
      <style:paragraph-properties fo:margin-left="0in" fo:margin-right="0in" fo:text-indent="0in" style:auto-text-indent="false" style:writing-mode="lr-tb"/>
      <style:text-properties style:font-name="Times New Roman" fo:font-size="12pt" fo:language="en" fo:country="CA" style:font-size-asian="12pt" style:font-size-complex="12pt"/>
    </style:style>
    <style:style style:name="P11" style:family="paragraph" style:parent-style-name="Standard">
      <style:paragraph-properties fo:margin-left="0in" fo:margin-right="0in" fo:text-indent="0in" style:auto-text-indent="false" style:writing-mode="lr-tb"/>
      <style:text-properties style:font-name="Courier New1" fo:language="en" fo:country="CA" style:font-name-complex="Courier New2"/>
    </style:style>
    <style:style style:name="P12" style:family="paragraph" style:parent-style-name="Standard" style:list-style-name="WWNum3">
      <style:paragraph-properties fo:margin-left="0.5in" fo:margin-right="0in" fo:margin-top="0in" fo:margin-bottom="0in" style:contextual-spacing="false" fo:text-indent="-0.25in" style:auto-text-indent="false" style:writing-mode="lr-tb">
        <style:tab-stops>
          <style:tab-stop style:position="0.5in"/>
        </style:tab-stops>
      </style:paragraph-properties>
      <style:text-properties fo:color="#000000" loext:opacity="100%" style:font-name="Times New Roman" fo:font-size="12pt" fo:language="en" fo:country="US" style:font-size-asian="12pt" style:font-size-complex="12pt"/>
    </style:style>
    <style:style style:name="P13" style:family="paragraph" style:parent-style-name="Standard" style:list-style-name="WWNum3">
      <style:paragraph-properties fo:margin-left="0.5in" fo:margin-right="0in" fo:margin-top="0in" fo:margin-bottom="0.0693in" style:contextual-spacing="false" fo:text-indent="-0.25in" style:auto-text-indent="false" style:writing-mode="lr-tb">
        <style:tab-stops>
          <style:tab-stop style:position="0.5in"/>
        </style:tab-stops>
      </style:paragraph-properties>
      <style:text-properties fo:color="#000000" loext:opacity="100%" style:font-name="Times New Roman" fo:font-size="12pt" fo:language="en" fo:country="US" style:font-size-asian="12pt" style:font-size-complex="12pt"/>
    </style:style>
    <style:style style:name="P14" style:family="paragraph" style:parent-style-name="Standard" style:list-style-name="WWNum3">
      <style:paragraph-properties fo:margin-left="1in" fo:margin-right="0in" fo:text-indent="-0.25in" style:auto-text-indent="false" style:writing-mode="lr-tb">
        <style:tab-stops>
          <style:tab-stop style:position="1in"/>
        </style:tab-stops>
      </style:paragraph-properties>
      <style:text-properties fo:color="#000000" loext:opacity="100%" style:font-name="Times New Roman" fo:font-size="12pt" fo:language="en" fo:country="US" style:font-size-asian="12pt" style:font-size-complex="12pt"/>
    </style:style>
    <style:style style:name="P15" style:family="paragraph" style:parent-style-name="Standard" style:list-style-name="WWNum3">
      <style:paragraph-properties fo:margin-left="1in" fo:margin-right="0in" fo:margin-top="0in" fo:margin-bottom="0in" style:contextual-spacing="false" fo:text-indent="-0.25in" style:auto-text-indent="false" style:writing-mode="lr-tb">
        <style:tab-stops>
          <style:tab-stop style:position="1in"/>
        </style:tab-stops>
      </style:paragraph-properties>
      <style:text-properties fo:color="#000000" loext:opacity="100%" style:font-name="Times New Roman" fo:font-size="12pt" fo:language="en" fo:country="US" style:font-size-asian="12pt" style:font-size-complex="12pt"/>
    </style:style>
    <style:style style:name="P16" style:family="paragraph" style:parent-style-name="Text_20_body">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bold"/>
    </style:style>
    <style:style style:name="P17" style:family="paragraph" style:parent-style-name="Text_20_body" style:list-style-name="L1">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18" style:family="paragraph" style:parent-style-name="Text_20_body" style:list-style-name="L1">
      <style:paragraph-properties fo:margin-top="0in" fo:margin-bottom="0.2709in" style:contextual-spacing="false" fo:orphans="2" fo:widows="2" fo:padding="0in" fo:border="none"/>
      <style:text-properties fo:font-variant="normal" fo:text-transform="none" fo:color="#222426" loext:opacity="100%" style:font-name="Roboto" fo:font-size="12.75pt" fo:letter-spacing="normal" fo:font-style="normal" fo:font-weight="normal"/>
    </style:style>
    <style:style style:name="P19" style:family="paragraph" style:parent-style-name="Text_20_body" style:list-style-name="L2">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0" style:family="paragraph" style:parent-style-name="Text_20_body" style:list-style-name="L2">
      <style:paragraph-properties fo:margin-top="0in" fo:margin-bottom="0.2709in" style:contextual-spacing="false" fo:orphans="2" fo:widows="2" fo:padding="0in" fo:border="none"/>
      <style:text-properties fo:font-variant="normal" fo:text-transform="none" fo:color="#222426" loext:opacity="100%" style:font-name="Roboto" fo:font-size="12.75pt" fo:letter-spacing="normal" fo:font-style="normal" fo:font-weight="normal"/>
    </style:style>
    <style:style style:name="P21" style:family="paragraph" style:parent-style-name="Text_20_body" style:list-style-name="L3">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2" style:family="paragraph" style:parent-style-name="Text_20_body" style:list-style-name="L3">
      <style:paragraph-properties fo:margin-top="0in" fo:margin-bottom="0.2709in" style:contextual-spacing="false" fo:orphans="2" fo:widows="2" fo:padding="0in" fo:border="none"/>
      <style:text-properties fo:font-variant="normal" fo:text-transform="none" fo:color="#222426" loext:opacity="100%" style:font-name="Roboto" fo:font-size="12.75pt" fo:letter-spacing="normal" fo:font-style="normal" fo:font-weight="normal"/>
    </style:style>
    <style:style style:name="P23" style:family="paragraph" style:parent-style-name="Text_20_body" style:list-style-name="L4">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4" style:family="paragraph" style:parent-style-name="Text_20_body" style:list-style-name="L4">
      <style:paragraph-properties fo:margin-top="0in" fo:margin-bottom="0.2709in" style:contextual-spacing="false" fo:orphans="2" fo:widows="2" fo:padding="0in" fo:border="none"/>
      <style:text-properties fo:font-variant="normal" fo:text-transform="none" fo:color="#222426" loext:opacity="100%" style:font-name="Roboto" fo:font-size="12.75pt" fo:letter-spacing="normal" fo:font-style="normal" fo:font-weight="normal"/>
    </style:style>
    <style:style style:name="P25" style:family="paragraph" style:parent-style-name="Text_20_body" style:list-style-name="L5">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6" style:family="paragraph" style:parent-style-name="Text_20_body" style:list-style-name="L6">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7" style:family="paragraph" style:parent-style-name="Text_20_body" style:list-style-name="L7">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28" style:family="paragraph" style:parent-style-name="Text_20_body" style:list-style-name="L7">
      <style:paragraph-properties fo:margin-top="0in" fo:margin-bottom="0.2709in" style:contextual-spacing="false" fo:orphans="2" fo:widows="2" fo:padding="0in" fo:border="none"/>
      <style:text-properties fo:font-variant="normal" fo:text-transform="none" fo:color="#222426" loext:opacity="100%" style:font-name="Roboto" fo:font-size="12.75pt" fo:letter-spacing="normal" fo:font-style="normal" fo:font-weight="normal"/>
    </style:style>
    <style:style style:name="P29" style:family="paragraph" style:parent-style-name="Text_20_body" style:list-style-name="L8">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P30" style:family="paragraph" style:parent-style-name="Text_20_body" style:list-style-name="L9">
      <style:paragraph-properties fo:margin-left="0in" fo:margin-right="0in" fo:margin-top="0in" fo:margin-bottom="0.2709in" style:contextual-spacing="false" fo:orphans="2" fo:widows="2" fo:text-indent="0in" style:auto-text-indent="false" fo:padding="0in" fo:border="none"/>
      <style:text-properties fo:font-variant="normal" fo:text-transform="none" fo:color="#222426" loext:opacity="100%" style:font-name="Roboto" fo:font-size="12.75pt" fo:letter-spacing="normal" fo:font-style="normal" fo:font-weight="normal"/>
    </style:style>
    <style:style style:name="T1" style:family="text">
      <style:text-properties style:font-name="Times New Roman" fo:font-size="12pt" fo:language="en" fo:country="CA" fo:font-weight="bold" style:font-size-asian="12pt" style:font-weight-asian="bold" style:font-size-complex="12pt" style:font-weight-complex="bold"/>
    </style:style>
    <style:style style:name="T2" style:family="text">
      <style:text-properties style:font-name="Times New Roman" fo:font-size="12pt" fo:language="en" fo:country="CA" style:font-size-asian="12pt" style:font-size-complex="12pt"/>
    </style:style>
    <style:style style:name="T3" style:family="text">
      <style:text-properties style:font-name="Times New Roman" fo:font-size="12pt" fo:language="en" fo:country="CA" style:text-underline-style="solid" style:text-underline-width="auto" style:text-underline-color="font-color" fo:font-weight="bold" style:font-size-asian="12pt" style:font-weight-asian="bold" style:font-size-complex="12pt"/>
    </style:style>
    <style:style style:name="T4" style:family="text">
      <style:text-properties style:text-position="super 58%" style:font-name="Times New Roman" fo:font-size="12pt" fo:language="en" fo:country="CA" fo:font-weight="bold" style:font-size-asian="12pt" style:font-weight-asian="bold" style:font-size-complex="12pt" style:font-weight-complex="bold"/>
    </style:style>
    <style:style style:name="T5" style:family="text">
      <style:text-properties fo:font-weight="bold"/>
    </style:style>
    <style:style style:name="T6" style:family="text">
      <style:text-properties fo:font-size="9pt" fo:font-weight="bold"/>
    </style:style>
    <text:list-style style:name="L1">
      <text:list-level-style-number text:level="1" text:style-name="Numbering_20_Symbols" loext:num-list-format="%1%." style:num-suffix="." style:num-format="1">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5">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7">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6">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7">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7">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8">
        <style:list-level-properties text:space-before="0.41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S 211 </text:p>
      <text:p text:style-name="P3"><text:span text:style-name="T1">Deadline October 25</text:span><text:span text:style-name="T4">th</text:span><text:span text:style-name="T1"> </text:span></text:p>
      <text:p text:style-name="P4"/>
      <text:p text:style-name="P4">Your objective is to write a program that outputs a calendar for a given month in a given year, given the day of the week on which the 1st of the month fell. The user enters these 3 pieces of information in numeric format (months are: 1=Jan, 2=Feb, etc …, and days are 1=Sun, 2=Mon, etc …). The program outputs that month’s calendar, followed by a sentence indicating on which day the month ended.</text:p>
      <text:p text:style-name="P4"/>
      <text:p text:style-name="P4">For example, if the user enters 2 (for the month), 2012, and 4 (for the first of the month), your program outputs something like:</text:p>
      <text:p text:style-name="P4"/>
      <text:p text:style-name="P4"/>
      <text:p text:style-name="P11">Here is the calendar for February of 2012:</text:p>
      <text:p text:style-name="P11"><text:s text:c="9"/></text:p>
      <text:p text:style-name="P11"><text:s text:c="2"/>Sun <text:s/>Mon <text:s/>Tue <text:s/>Wed <text:s/>Thu <text:s/>Fri <text:s/>Sat</text:p>
      <text:p text:style-name="P11"><text:s text:c="2"/>---------------------------------</text:p>
      <text:p text:style-name="P11"><text:s text:c="18"/>1 <text:s text:c="3"/>2 <text:s text:c="3"/>3 <text:s text:c="3"/>4</text:p>
      <text:p text:style-name="P11"><text:s text:c="3"/>5 <text:s text:c="3"/>6 <text:s text:c="3"/>7 <text:s text:c="3"/>8 <text:s text:c="3"/>9 <text:s text:c="2"/>10 <text:s text:c="2"/>11</text:p>
      <text:p text:style-name="P11"><text:s text:c="2"/>12 <text:s text:c="2"/>13 <text:s text:c="2"/>14 <text:s text:c="2"/>15 <text:s text:c="2"/>16 <text:s text:c="2"/>17 <text:s text:c="2"/>18 <text:s/></text:p>
      <text:p text:style-name="P11"><text:s text:c="2"/>19 <text:s text:c="2"/>20 <text:s text:c="2"/>21 <text:s text:c="2"/>22 <text:s text:c="2"/>23 <text:s text:c="2"/>24 <text:s text:c="2"/>25</text:p>
      <text:p text:style-name="P11"><text:s text:c="2"/>26 <text:s text:c="2"/>27 <text:s text:c="2"/>28 <text:s text:c="2"/>29 <text:s text:c="5"/></text:p>
      <text:p text:style-name="P11"><text:s text:c="3"/></text:p>
      <text:p text:style-name="P11"><text:s/>The month ends on a Wednesday.</text:p>
      <text:p text:style-name="P4"><text:s text:c="14"/>.</text:p>
      <text:p text:style-name="P3"><text:span text:style-name="T2">As you can see, for the month of February, your program has to decide if the year is leap (29 days) or not. <text:s/></text:span><text:span text:style-name="T3">Important:</text:span><text:span text:style-name="T2"> Your program MUST be simple. Points will be deducted for unnecessary complications! Other than i/o statements, all you need to use is some conditional <text:s/>statements (if <text:s/>&amp; switch), and one loop. </text:span></text:p>
      <text:p text:style-name="P4"/>
      <text:p text:style-name="P4"/>
      <text:p text:style-name="P5">Don’t forget:</text:p>
      <text:p text:style-name="P5"/>
      <text:list xml:id="list439466923" text:style-name="WWNum3">
        <text:list-item>
          <text:p text:style-name="P12">The file name must contain your last name. </text:p>
        </text:list-item>
        <text:list-item>
          <text:p text:style-name="P12">Submit the .cpp file</text:p>
        </text:list-item>
        <text:list-item>
          <text:p text:style-name="P12">Make sure you start your file with a big block comment that includes the following:</text:p>
          <text:list>
            <text:list-item>
              <text:p text:style-name="P14">Your name</text:p>
            </text:list-item>
            <text:list-item>
              <text:p text:style-name="P14">The date</text:p>
            </text:list-item>
            <text:list-item>
              <text:p text:style-name="P14">A description of what the program does</text:p>
            </text:list-item>
            <text:list-item>
              <text:p text:style-name="P15">A sentence saying whether your program works or not.</text:p>
            </text:list-item>
          </text:list>
        </text:list-item>
        <text:list-item>
          <text:p text:style-name="P12">Don't forget to comment your code!</text:p>
        </text:list-item>
        <text:list-item>
          <text:p text:style-name="P13">Use proper indentation</text:p>
        </text:list-item>
      </text:list>
      <text:p text:style-name="P3"/>
      <text:p text:style-name="P3"/>
      <text:p text:style-name="P3"/>
      <text:p text:style-name="P3"/>
      <text:p text:style-name="P3"/>
      <text:p text:style-name="P3"/>
      <text:p text:style-name="P3"/>
      <text:h text:style-name="P1" text:outline-level="2"><text:soft-page-break/>2) The Key Value Method</text:h>
      <text:p text:style-name="P2">The Key Value method uses codes for different months and years to calculate the day of the week. It would be easier if one is able to memorize the codes which are very easy to learn.</text:p>
      <text:p text:style-name="P16">Steps:</text:p>
      <text:list xml:id="list2976303913" text:style-name="L1">
        <text:list-item>
          <text:p text:style-name="P17">Take the last 2 digits of the year.</text:p>
        </text:list-item>
        <text:list-item>
          <text:p text:style-name="P18">Divide it by 4 and discard any remainder.</text:p>
        </text:list-item>
        <text:list-item>
          <text:p text:style-name="P18">Add the day of the month to the value obtained in step 2.</text:p>
        </text:list-item>
        <text:list-item>
          <text:p text:style-name="P18">Add the month’s key value, from the following table to the value obtained in step 3.</text:p>
        </text:list-item>
      </text:list>
      <table:table table:name="Table1" table:style-name="Table1">
        <table:table-column table:style-name="Table1.A"/>
        <table:table-column table:style-name="Table1.B" table:number-columns-repeated="10"/>
        <table:table-column table:style-name="Table1.A"/>
        <table:table-row>
          <table:table-cell table:style-name="Table1.A1" office:value-type="string">
            <text:p text:style-name="P7">Jan</text:p>
          </table:table-cell>
          <table:table-cell table:style-name="Table1.A1" office:value-type="string">
            <text:p text:style-name="P7">Feb</text:p>
          </table:table-cell>
          <table:table-cell table:style-name="Table1.A1" office:value-type="string">
            <text:p text:style-name="P7">Mar</text:p>
          </table:table-cell>
          <table:table-cell table:style-name="Table1.A1" office:value-type="string">
            <text:p text:style-name="P7">Apr</text:p>
          </table:table-cell>
          <table:table-cell table:style-name="Table1.A1" office:value-type="string">
            <text:p text:style-name="P7">May</text:p>
          </table:table-cell>
          <table:table-cell table:style-name="Table1.A1" office:value-type="string">
            <text:p text:style-name="P7">June</text:p>
          </table:table-cell>
          <table:table-cell table:style-name="Table1.A1" office:value-type="string">
            <text:p text:style-name="P7">July</text:p>
          </table:table-cell>
          <table:table-cell table:style-name="Table1.A1" office:value-type="string">
            <text:p text:style-name="P7">Aug</text:p>
          </table:table-cell>
          <table:table-cell table:style-name="Table1.A1" office:value-type="string">
            <text:p text:style-name="P7">Sept</text:p>
          </table:table-cell>
          <table:table-cell table:style-name="Table1.A1" office:value-type="string">
            <text:p text:style-name="P7">Oct</text:p>
          </table:table-cell>
          <table:table-cell table:style-name="Table1.A1" office:value-type="string">
            <text:p text:style-name="P7">Nov</text:p>
          </table:table-cell>
          <table:table-cell table:style-name="Table1.A1" office:value-type="string">
            <text:p text:style-name="P7">Dec</text:p>
          </table:table-cell>
        </table:table-row>
        <table:table-row>
          <table:table-cell table:style-name="Table1.A1" office:value-type="string">
            <text:p text:style-name="P7">1</text:p>
          </table:table-cell>
          <table:table-cell table:style-name="Table1.A1" office:value-type="string">
            <text:p text:style-name="P7">4</text:p>
          </table:table-cell>
          <table:table-cell table:style-name="Table1.A1" office:value-type="string">
            <text:p text:style-name="P7">4</text:p>
          </table:table-cell>
          <table:table-cell table:style-name="Table1.A1" office:value-type="string">
            <text:p text:style-name="P7">0</text:p>
          </table:table-cell>
          <table:table-cell table:style-name="Table1.A1" office:value-type="string">
            <text:p text:style-name="P7">2</text:p>
          </table:table-cell>
          <table:table-cell table:style-name="Table1.A1" office:value-type="string">
            <text:p text:style-name="P7">5</text:p>
          </table:table-cell>
          <table:table-cell table:style-name="Table1.A1" office:value-type="string">
            <text:p text:style-name="P7">0</text:p>
          </table:table-cell>
          <table:table-cell table:style-name="Table1.A1" office:value-type="string">
            <text:p text:style-name="P7">3</text:p>
          </table:table-cell>
          <table:table-cell table:style-name="Table1.A1" office:value-type="string">
            <text:p text:style-name="P7">6</text:p>
          </table:table-cell>
          <table:table-cell table:style-name="Table1.A1" office:value-type="string">
            <text:p text:style-name="P7">1</text:p>
          </table:table-cell>
          <table:table-cell table:style-name="Table1.A1" office:value-type="string">
            <text:p text:style-name="P7">4</text:p>
          </table:table-cell>
          <table:table-cell table:style-name="Table1.A1" office:value-type="string">
            <text:p text:style-name="P7">6</text:p>
          </table:table-cell>
        </table:table-row>
      </table:table>
      <text:list xml:id="list1624892001" text:style-name="L2">
        <text:list-item>
          <text:p text:style-name="P19">If the date is in January or February of a leap year, subtract 1 from step 4.</text:p>
        </text:list-item>
        <text:list-item>
          <text:p text:style-name="P20">Add the year (century) code from the following table.</text:p>
        </text:list-item>
      </text:list>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7">1700s</text:p>
          </table:table-cell>
          <table:table-cell table:style-name="Table2.A1" office:value-type="string">
            <text:p text:style-name="P7">1800s</text:p>
          </table:table-cell>
          <table:table-cell table:style-name="Table2.A1" office:value-type="string">
            <text:p text:style-name="P7">1900s</text:p>
          </table:table-cell>
          <table:table-cell table:style-name="Table2.A1" office:value-type="string">
            <text:p text:style-name="P7">2000s</text:p>
          </table:table-cell>
        </table:table-row>
        <table:table-row>
          <table:table-cell table:style-name="Table2.A1" office:value-type="string">
            <text:p text:style-name="P7">4</text:p>
          </table:table-cell>
          <table:table-cell table:style-name="Table2.A1" office:value-type="string">
            <text:p text:style-name="P7">2</text:p>
          </table:table-cell>
          <table:table-cell table:style-name="Table2.A1" office:value-type="string">
            <text:p text:style-name="P7">0</text:p>
          </table:table-cell>
          <table:table-cell table:style-name="Table2.A1" office:value-type="string">
            <text:p text:style-name="P7">6</text:p>
          </table:table-cell>
        </table:table-row>
      </table:table>
      <text:p text:style-name="P2">Suppose the year is not in the above table.  In this case all we have to do is add or subtract 400 until we have a year (century) that is in the table. Then get the code for the year from the above table and add the value to the previous step (our running total).</text:p>
      <text:list xml:id="list2684104719" text:style-name="L3">
        <text:list-item>
          <text:p text:style-name="P21">Add the last two digits of the year to the value we obtained in the previous step.</text:p>
        </text:list-item>
        <text:list-item>
          <text:p text:style-name="P22"><text:soft-page-break/>Divide this value by 7 and take the remainder. Get the day from the following table based on the value of the remainder.</text:p>
        </text:list-item>
      </text:list>
      <table:table table:name="Table3" table:style-name="Table3">
        <table:table-column table:style-name="Table3.A"/>
        <table:table-column table:style-name="Table3.B"/>
        <table:table-column table:style-name="Table3.C" table:number-columns-repeated="2"/>
        <table:table-column table:style-name="Table3.B"/>
        <table:table-column table:style-name="Table3.F"/>
        <table:table-column table:style-name="Table3.G"/>
        <table:table-row>
          <table:table-cell table:style-name="Table3.A1" office:value-type="string">
            <text:p text:style-name="P7">Sun</text:p>
          </table:table-cell>
          <table:table-cell table:style-name="Table3.A1" office:value-type="string">
            <text:p text:style-name="P7">Mon</text:p>
          </table:table-cell>
          <table:table-cell table:style-name="Table3.A1" office:value-type="string">
            <text:p text:style-name="P7">Tue</text:p>
          </table:table-cell>
          <table:table-cell table:style-name="Table3.A1" office:value-type="string">
            <text:p text:style-name="P7">Wed</text:p>
          </table:table-cell>
          <table:table-cell table:style-name="Table3.A1" office:value-type="string">
            <text:p text:style-name="P7">Thurs</text:p>
          </table:table-cell>
          <table:table-cell table:style-name="Table3.A1" office:value-type="string">
            <text:p text:style-name="P7">Fri</text:p>
          </table:table-cell>
          <table:table-cell table:style-name="Table3.A1" office:value-type="string">
            <text:p text:style-name="P7">Sat</text:p>
          </table:table-cell>
        </table:table-row>
        <table:table-row>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0</text:p>
          </table:table-cell>
        </table:table-row>
      </table:table>
      <text:p text:style-name="P2">Now, we will try to implement the above method by taking two examples, one for a normal year and other for a leap year.</text:p>
      <text:p text:style-name="P2">Let us take <text:span text:style-name="T5">19th November 2582</text:span> as an example.</text:p>
      <text:list xml:id="list948950718" text:style-name="L4">
        <text:list-item>
          <text:p text:style-name="P23">Take the last 2 digits of the year. In our case, this is 82.</text:p>
        </text:list-item>
        <text:list-item>
          <text:p text:style-name="P24">Divide it by 4 and discard any remainder. 82 / 4 = 20, remainder 2, so we take only 20 discarding 2 (remainder).</text:p>
        </text:list-item>
        <text:list-item>
          <text:p text:style-name="P24">Add the day of the month. In our example, 20 + 19 = 39.</text:p>
        </text:list-item>
        <text:list-item>
          <text:p text:style-name="P24">The month in our example is November, which has the key value of 4. Therefore, 39 + 4 = 43.</text:p>
        </text:list-item>
        <text:list-item>
          <text:p text:style-name="P24">Our example year is 2582, and the 2500s aren’t in the table. In this case all we have to do is add or subtract 400 until we have a year (century) that is in the table. 2582 – 400 = 2182. 2100 is also not in the table. So we again subtract 2182-400=1782.Now we look at the table for the 1700s, and get the code 4. Now we add this to our running total: 43 + 4 = 47.</text:p>
        </text:list-item>
      </text:list>
      <text:list xml:id="list3555113441" text:style-name="L5">
        <text:list-item>
          <text:p text:style-name="P25">Add the last two digits of the year to the value we obtained in the previous step i.e. 47 + 82 = 129.</text:p>
        </text:list-item>
      </text:list>
      <text:list xml:id="list3851704772" text:style-name="L6">
        <text:list-item>
          <text:p text:style-name="P26">Divide this value by 7 and take the remainder.129/7=18, remainder is 3.</text:p>
        </text:list-item>
      </text:list>
      <text:p text:style-name="P2">Here, the remainder is 3. So the day on <text:span text:style-name="T5">19</text:span><text:span text:style-name="T6">th</text:span><text:span text:style-name="T5"> November 2582</text:span> will be <text:span text:style-name="T5">Tuesday</text:span>.</text:p>
      <text:p text:style-name="P2"><text:soft-page-break/>Let us take <text:span text:style-name="T5">1</text:span><text:span text:style-name="T6">st</text:span><text:span text:style-name="T5"> January 2008(leap year)</text:span> as another example.</text:p>
      <text:list xml:id="list3794912319" text:style-name="L7">
        <text:list-item>
          <text:p text:style-name="P27">Take the last 2 digits of the year. In our case, this is 08.</text:p>
        </text:list-item>
        <text:list-item>
          <text:p text:style-name="P28">Divide it by 4 and discard any remainder. 08 / 4 = 02.</text:p>
        </text:list-item>
        <text:list-item>
          <text:p text:style-name="P28">Add the day of the month. In our example, 02 + 01 = 03.</text:p>
        </text:list-item>
        <text:list-item>
          <text:p text:style-name="P28">The month in our example is January, which has the key value of 1. Therefore, 03 + 01 = 04.</text:p>
        </text:list-item>
        <text:list-item>
          <text:p text:style-name="P28">Since the date is in January of a leap year, subtract 1 from step 4              i.e. 04 – 01 = 03.</text:p>
        </text:list-item>
        <text:list-item>
          <text:p text:style-name="P28">Our example year is 2008.Now we look at the table for the 2000s, and get the code 6. Now we add this to our running total: 03 + 06 = 09.</text:p>
        </text:list-item>
      </text:list>
      <text:list xml:id="list4037239145" text:style-name="L8">
        <text:list-item>
          <text:p text:style-name="P29">Add the last two digits of the year to the value we obtained in the previous step i.e. 09 + 08 = 17.</text:p>
        </text:list-item>
      </text:list>
      <text:list xml:id="list2795895313" text:style-name="L9">
        <text:list-item>
          <text:p text:style-name="P30">Divide this value by 7 and take the remainder.17/7=2, remainder is 3.</text:p>
        </text:list-item>
      </text:list>
      <text:p text:style-name="P2">Here, the remainder is 3. So the day on <text:span text:style-name="T5">19</text:span><text:span text:style-name="T6">th</text:span><text:span text:style-name="T5"> November 2582</text:span> will be <text:span text:style-name="T5">Tuesday</text:span>.</text:p>
      <text:p text:style-name="P3"/>
      <text:p text:style-name="P3"/>
      <text:p text:style-name="P6">P V (q 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Roboto" svg:font-family="Roboto, Arial, 'Helvetica Neue', Helvetica,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CA" style:font-name-asian="Tahoma1" style:font-family-asian="Tahoma"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_20_Table" style:display-name="Normal Table" style:family="paragraph">
      <style:paragraph-properties fo:margin-top="0in" fo:margin-bottom="0.139in" style: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en" fo:country="US" style:font-name-asian="Tahoma1" style:font-family-asian="Tahom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fo:font-size="12pt" style:font-size-asian="12pt" style:font-size-complex="12pt"/>
    </style:style>
    <style:style style:name="HTML_20_Typewriter" style:display-name="HTML Typewriter" style:family="text" style:parent-style-name="Default_20_Paragraph_20_Fon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6pt" style:font-size-asian="16pt"/>
    </style:style>
    <style:style style:name="ListLabel_20_2" style:display-name="ListLabel 2" style:family="text">
      <style:text-properties fo:font-size="16pt" style:font-size-asian="16pt"/>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909in" fo:text-indent="-0.5909in" fo:margin-left="0.5909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909in" fo:text-indent="-0.5909in" fo:margin-left="0.5909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C 111 – Fall 2010</dc:title>
    <meta:initial-creator>Nelly Khouzam</meta:initial-creator>
    <meta:creation-date>2021-10-13T10:34:00</meta:creation-date>
    <dc:date>2022-10-13T00:36:21.220930920</dc:date>
    <meta:print-date>2010-09-20T14:51:00</meta:print-date>
    <meta:editing-cycles>6</meta:editing-cycles>
    <meta:editing-duration>PT2H21M14S</meta:editing-duration>
    <meta:generator>LibreOffice/7.3.6.2$Linux_X86_64 LibreOffice_project/30$Build-2</meta:generator>
    <meta:document-statistic meta:table-count="3" meta:image-count="0" meta:object-count="0" meta:page-count="4" meta:paragraph-count="106" meta:word-count="962" meta:character-count="4612" meta:non-whitespace-character-count="3636"/>
    <meta:user-defined meta:name="Company">Bishops University</meta:user-defined>
    <meta:user-defined meta:name="Operator">Layachi Bentabet</meta:user-defined>
  </office:meta>
</office:document-meta>
</file>